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2EF000001D16E31C16684D59F95.png" manifest:media-type="image/png"/>
  <manifest:file-entry manifest:full-path="Pictures/10000201000002EF000001D1926A45021B5A3AE6.png" manifest:media-type="image/png"/>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52000001DD7C01BB458750D012.png" manifest:media-type="image/png"/>
  <manifest:file-entry manifest:full-path="Pictures/10002D430000498A00002982E1A5DFEB3F98D7BD.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Text_20_body">
      <style:text-properties fo:font-variant="small-caps" officeooo:rsid="0020cc8c" officeooo:paragraph-rsid="001f92d3"/>
    </style:style>
    <style:style style:name="P4" style:family="paragraph" style:parent-style-name="Text_20_body">
      <style:text-properties fo:font-variant="small-caps" officeooo:paragraph-rsid="001ed0df"/>
    </style:style>
    <style:style style:name="P5" style:family="paragraph" style:parent-style-name="Text_20_body">
      <style:text-properties fo:font-variant="small-caps" officeooo:paragraph-rsid="001f92d3"/>
    </style:style>
    <style:style style:name="P6" style:family="paragraph" style:parent-style-name="Text_20_body">
      <style:text-properties fo:font-variant="small-caps" officeooo:rsid="0047ee3e" officeooo:paragraph-rsid="0047ee3e"/>
    </style:style>
    <style:style style:name="P7" style:family="paragraph" style:parent-style-name="Text_20_body">
      <style:text-properties officeooo:rsid="002874b7" officeooo:paragraph-rsid="001f92d3"/>
    </style:style>
    <style:style style:name="P8" style:family="paragraph" style:parent-style-name="Text_20_body">
      <style:text-properties officeooo:rsid="0020cc8c" officeooo:paragraph-rsid="001ed0df"/>
    </style:style>
    <style:style style:name="P9" style:family="paragraph" style:parent-style-name="Text_20_body">
      <style:text-properties officeooo:rsid="00323523" officeooo:paragraph-rsid="001ed0df"/>
    </style:style>
    <style:style style:name="P10" style:family="paragraph" style:parent-style-name="Text_20_body">
      <style:text-properties fo:font-variant="normal" fo:text-transform="none" officeooo:paragraph-rsid="001f92d3"/>
    </style:style>
    <style:style style:name="P11" style:family="paragraph" style:parent-style-name="Text_20_body">
      <style:text-properties fo:font-variant="normal" fo:text-transform="none" style:font-name="Consolas1" officeooo:rsid="0042b62f" officeooo:paragraph-rsid="0044311e" fo:background-color="#dee6ef"/>
    </style:style>
    <style:style style:name="P12" style:family="paragraph" style:parent-style-name="Text_20_body">
      <style:text-properties officeooo:paragraph-rsid="001f92d3"/>
    </style:style>
    <style:style style:name="P13" style:family="paragraph" style:parent-style-name="Text_20_body">
      <style:text-properties officeooo:rsid="0021196a" officeooo:paragraph-rsid="0021196a"/>
    </style:style>
    <style:style style:name="P14" style:family="paragraph" style:parent-style-name="Text_20_body">
      <style:text-properties officeooo:paragraph-rsid="0028f5e3"/>
    </style:style>
    <style:style style:name="P15" style:family="paragraph" style:parent-style-name="Text_20_body">
      <style:text-properties officeooo:paragraph-rsid="002da3c1"/>
    </style:style>
    <style:style style:name="P16" style:family="paragraph" style:parent-style-name="Text_20_body">
      <style:paragraph-properties fo:text-align="start" style:justify-single-word="false"/>
      <style:text-properties officeooo:paragraph-rsid="001f92d3"/>
    </style:style>
    <style:style style:name="P17" style:family="paragraph" style:parent-style-name="Text_20_body">
      <style:text-properties officeooo:paragraph-rsid="0044311e"/>
    </style:style>
    <style:style style:name="P18" style:family="paragraph" style:parent-style-name="Text_20_body">
      <style:text-properties officeooo:paragraph-rsid="001ed0df"/>
    </style:style>
    <style:style style:name="P19" style:family="paragraph" style:parent-style-name="Text_20_body">
      <style:paragraph-properties fo:break-before="page"/>
      <style:text-properties fo:font-variant="small-caps" officeooo:rsid="00323523" officeooo:paragraph-rsid="001ed0df"/>
    </style:style>
    <style:style style:name="P20" style:family="paragraph" style:parent-style-name="Text_20_body">
      <style:paragraph-properties fo:break-before="page"/>
      <style:text-properties fo:font-variant="small-caps" officeooo:rsid="00323523" officeooo:paragraph-rsid="0021196a"/>
    </style:style>
    <style:style style:name="P21" style:family="paragraph" style:parent-style-name="Text_20_body">
      <style:text-properties officeooo:paragraph-rsid="0048e613"/>
    </style:style>
    <style:style style:name="P22" style:family="paragraph" style:parent-style-name="Text_20_body">
      <style:text-properties officeooo:rsid="004f4009" officeooo:paragraph-rsid="004fe49b"/>
    </style:style>
    <style:style style:name="P23" style:family="paragraph" style:parent-style-name="Text_20_body">
      <style:text-properties fo:font-variant="normal" fo:text-transform="none" style:font-name="Consolas1" officeooo:rsid="0042b62f" officeooo:paragraph-rsid="004fe49b" fo:background-color="#dee6ef"/>
    </style:style>
    <style:style style:name="P24" style:family="paragraph" style:parent-style-name="Text_20_body">
      <style:paragraph-properties fo:text-align="start" style:justify-single-word="false"/>
      <style:text-properties fo:font-variant="normal" fo:text-transform="none" officeooo:rsid="0042cd4b" officeooo:paragraph-rsid="004fe49b"/>
    </style:style>
    <style:style style:name="P25" style:family="paragraph" style:parent-style-name="Text_20_body">
      <style:text-properties officeooo:paragraph-rsid="001ed0df"/>
    </style:style>
    <style:style style:name="P26" style:family="paragraph" style:parent-style-name="Text_20_body">
      <style:text-properties officeooo:rsid="0047ee3e" officeooo:paragraph-rsid="0052570f"/>
    </style:style>
    <style:style style:name="P27" style:family="paragraph" style:parent-style-name="Text_20_body">
      <style:text-properties officeooo:rsid="0048e613" officeooo:paragraph-rsid="0052570f"/>
    </style:style>
    <style:style style:name="T1" style:family="text">
      <style:text-properties style:text-position="super 58%" officeooo:rsid="0041fcbd"/>
    </style:style>
    <style:style style:name="T2" style:family="text">
      <style:text-properties officeooo:rsid="0023d5ae"/>
    </style:style>
    <style:style style:name="T3" style:family="text">
      <style:text-properties style:font-name="Consolas1" fo:background-color="#dee6ef" loext:char-shading-value="0"/>
    </style:style>
    <style:style style:name="T4" style:family="text">
      <style:text-properties officeooo:rsid="00255b69"/>
    </style:style>
    <style:style style:name="T5" style:family="text">
      <style:text-properties fo:font-weight="bold" style:font-weight-asian="bold" style:font-weight-complex="bold"/>
    </style:style>
    <style:style style:name="T6" style:family="text">
      <style:text-properties fo:font-weight="bold" officeooo:rsid="00255b69" style:font-weight-asian="bold" style:font-weight-complex="bold"/>
    </style:style>
    <style:style style:name="T7" style:family="text">
      <style:text-properties officeooo:rsid="002a8c70"/>
    </style:style>
    <style:style style:name="T8" style:family="text">
      <style:text-properties fo:font-style="italic" officeooo:rsid="002a8c70" style:font-style-asian="italic" style:font-style-complex="italic"/>
    </style:style>
    <style:style style:name="T9" style:family="text">
      <style:text-properties fo:font-style="normal" officeooo:rsid="002a8c70" style:font-style-asian="normal" style:font-style-complex="normal"/>
    </style:style>
    <style:style style:name="T10" style:family="text">
      <style:text-properties fo:font-style="normal" officeooo:rsid="002e53f4" style:font-style-asian="normal" style:font-style-complex="normal"/>
    </style:style>
    <style:style style:name="T11" style:family="text">
      <style:text-properties text:display="none"/>
    </style:style>
    <style:style style:name="T12" style:family="text">
      <style:text-properties fo:font-variant="normal" fo:text-transform="none"/>
    </style:style>
    <style:style style:name="T13" style:family="text">
      <style:text-properties fo:font-variant="normal" fo:text-transform="none" officeooo:rsid="00323523"/>
    </style:style>
    <style:style style:name="T14" style:family="text">
      <style:text-properties fo:font-variant="normal" fo:text-transform="none" officeooo:rsid="002790ad"/>
    </style:style>
    <style:style style:name="T15" style:family="text">
      <style:text-properties fo:font-variant="normal" fo:text-transform="none" officeooo:rsid="0028755f"/>
    </style:style>
    <style:style style:name="T16" style:family="text">
      <style:text-properties fo:font-variant="normal" fo:text-transform="none" officeooo:rsid="0028f5e3"/>
    </style:style>
    <style:style style:name="T17" style:family="text">
      <style:text-properties fo:font-variant="normal" fo:text-transform="none" style:font-name="Consolas1" officeooo:rsid="0028f5e3" fo:background-color="#dee6ef" loext:char-shading-value="0"/>
    </style:style>
    <style:style style:name="T18" style:family="text">
      <style:text-properties fo:font-variant="normal" fo:text-transform="none" style:font-name="Consolas1" officeooo:rsid="0030b5aa" fo:background-color="#dee6ef" loext:char-shading-value="0"/>
    </style:style>
    <style:style style:name="T19" style:family="text">
      <style:text-properties fo:font-variant="normal" fo:text-transform="none" style:font-name="Consolas1" officeooo:rsid="0042b62f" fo:background-color="#dee6ef" loext:char-shading-value="0"/>
    </style:style>
    <style:style style:name="T20" style:family="text">
      <style:text-properties fo:font-variant="normal" fo:text-transform="none" style:font-name="Consolas1" fo:font-size="12pt" fo:background-color="#dee6ef" loext:char-shading-value="0" style:font-size-asian="12pt" style:font-size-complex="12pt"/>
    </style:style>
    <style:style style:name="T21" style:family="text">
      <style:text-properties fo:font-variant="normal" fo:text-transform="none" style:font-name="Consolas1" officeooo:rsid="0042b62f" fo:background-color="transparent" loext:char-shading-value="0"/>
    </style:style>
    <style:style style:name="T22" style:family="text">
      <style:text-properties fo:font-variant="normal" fo:text-transform="none" officeooo:rsid="002ab97e"/>
    </style:style>
    <style:style style:name="T23" style:family="text">
      <style:text-properties fo:font-variant="normal" fo:text-transform="none" officeooo:rsid="002abd7c"/>
    </style:style>
    <style:style style:name="T24" style:family="text">
      <style:text-properties fo:font-variant="normal" fo:text-transform="none" fo:font-weight="bold" officeooo:rsid="002abd7c" style:font-weight-asian="bold" style:font-weight-complex="bold"/>
    </style:style>
    <style:style style:name="T25" style:family="text">
      <style:text-properties fo:font-variant="normal" fo:text-transform="none" fo:font-weight="bold" officeooo:rsid="003529af" style:font-weight-asian="bold" style:font-weight-complex="bold"/>
    </style:style>
    <style:style style:name="T26" style:family="text">
      <style:text-properties fo:font-variant="normal" fo:text-transform="none" fo:font-weight="bold" officeooo:rsid="0044311e" style:font-weight-asian="bold" style:font-weight-complex="bold"/>
    </style:style>
    <style:style style:name="T27" style:family="text">
      <style:text-properties fo:font-variant="normal" fo:text-transform="none" officeooo:rsid="002da3c1"/>
    </style:style>
    <style:style style:name="T28" style:family="text">
      <style:text-properties fo:font-variant="normal" fo:text-transform="none" officeooo:rsid="002ea5c3"/>
    </style:style>
    <style:style style:name="T29" style:family="text">
      <style:text-properties fo:font-variant="normal" fo:text-transform="none" officeooo:rsid="002fbc84"/>
    </style:style>
    <style:style style:name="T30" style:family="text">
      <style:text-properties fo:font-variant="normal" fo:text-transform="none" officeooo:rsid="00304447"/>
    </style:style>
    <style:style style:name="T31" style:family="text">
      <style:text-properties fo:font-variant="normal" fo:text-transform="none" officeooo:rsid="0030b5aa"/>
    </style:style>
    <style:style style:name="T32" style:family="text">
      <style:text-properties fo:font-variant="normal" fo:text-transform="none" officeooo:rsid="00325191"/>
    </style:style>
    <style:style style:name="T33" style:family="text">
      <style:text-properties fo:font-variant="normal" fo:text-transform="none" officeooo:rsid="0033b228"/>
    </style:style>
    <style:style style:name="T34" style:family="text">
      <style:text-properties fo:font-variant="normal" fo:text-transform="none" officeooo:rsid="003529af"/>
    </style:style>
    <style:style style:name="T35" style:family="text">
      <style:text-properties fo:font-variant="normal" fo:text-transform="none" officeooo:rsid="00296a67"/>
    </style:style>
    <style:style style:name="T36" style:family="text">
      <style:text-properties fo:font-variant="normal" fo:text-transform="none" officeooo:rsid="0023d5ae"/>
    </style:style>
    <style:style style:name="T37" style:family="text">
      <style:text-properties fo:font-variant="normal" fo:text-transform="none" officeooo:rsid="001fdaf7"/>
    </style:style>
    <style:style style:name="T38" style:family="text">
      <style:text-properties fo:font-variant="normal" fo:text-transform="none" officeooo:rsid="003772e8"/>
    </style:style>
    <style:style style:name="T39" style:family="text">
      <style:text-properties fo:font-variant="normal" fo:text-transform="none" officeooo:rsid="0037ae9e"/>
    </style:style>
    <style:style style:name="T40" style:family="text">
      <style:text-properties fo:font-variant="normal" fo:text-transform="none" officeooo:rsid="004026ca"/>
    </style:style>
    <style:style style:name="T41" style:family="text">
      <style:text-properties fo:font-variant="normal" fo:text-transform="none" officeooo:rsid="0042b62f"/>
    </style:style>
    <style:style style:name="T42" style:family="text">
      <style:text-properties fo:font-variant="normal" fo:text-transform="none" officeooo:rsid="0041fcbd"/>
    </style:style>
    <style:style style:name="T43" style:family="text">
      <style:text-properties fo:font-variant="normal" fo:text-transform="none" officeooo:rsid="0042b62f" fo:background-color="transparent" loext:char-shading-value="0"/>
    </style:style>
    <style:style style:name="T44" style:family="text">
      <style:text-properties fo:font-variant="normal" fo:text-transform="none" officeooo:rsid="0042cd4b"/>
    </style:style>
    <style:style style:name="T45" style:family="text">
      <style:text-properties fo:font-variant="normal" fo:text-transform="none" officeooo:rsid="0044311e"/>
    </style:style>
    <style:style style:name="T46"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47" style:family="text">
      <style:text-properties fo:font-variant="normal" fo:text-transform="none" officeooo:rsid="004fe49b"/>
    </style:style>
    <style:style style:name="T48" style:family="text">
      <style:text-properties officeooo:rsid="0041fcbd"/>
    </style:style>
    <style:style style:name="T49" style:family="text">
      <style:text-properties officeooo:rsid="0048e613"/>
    </style:style>
    <style:style style:name="T50" style:family="text">
      <style:text-properties officeooo:rsid="004fe49b"/>
    </style:style>
    <style:style style:name="T51" style:family="text">
      <style:text-properties officeooo:rsid="0052570f"/>
    </style:style>
    <style:style style:name="T52"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53"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54"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48">August 8</text:span><text:span text:style-name="T1">th</text:span>, 2020</text:p>
      <text:p text:style-name="P4"/>
      <text:section text:style-name="Sect1" text:name="Abstract">
        <text:p text:style-name="P5"><text:reference-mark-start text:name="Abstract"/>A<text:span text:style-name="T2">bstract</text:span><text:reference-mark-end text:name="Abstract"/></text:p>
        <text:p text:style-name="P16"><text:span text:style-name="T12">This project exists as a quick reference </text:span><text:span text:style-name="T35">guide</text:span><text:span text:style-name="T12"> for the work required to achieve simple graphs </text:span><text:span text:style-name="T36">while</text:span><text:span text:style-name="T12"> showing </text:span><text:span text:style-name="T36">how</text:span><text:span text:style-name="T12"> common programs </text:span><text:span text:style-name="T36">develop those graphs</text:span><text:span text:style-name="T12">. Some graphs are created using a GUI and some using command line coding. More </text:span><text:span text:style-name="T36">customization is possible than is shown in this document. </text:span><text:span text:style-name="T39">This document shows the approximate workload and default or near-default design philosophies of each program. </text:span><text:span text:style-name="T36">Graphing examples are shown using </text:span><text:bookmark-start text:name="Google Sheets (Abstract)"/><text:a xlink:type="simple" xlink:href="#Google Sheets (Text)" text:style-name="Internet_20_link" text:visited-style-name="Visited_20_Internet_20_Link"><text:span text:style-name="T36">Google Sheets</text:span></text:a><text:bookmark-end text:name="Google Sheets (Abstract)"/><text:span text:style-name="T36">, </text:span><text:bookmark-start text:name="Microsoft Excel (Abstract)"/><text:a xlink:type="simple" xlink:href="#Microsoft Excel (Text)" text:style-name="Internet_20_link" text:visited-style-name="Visited_20_Internet_20_Link"><text:span text:style-name="T36">Excel</text:span></text:a><text:bookmark-end text:name="Microsoft Excel (Abstract)"/><text:span text:style-name="T36">, </text:span><text:bookmark-start text:name="LibreCalc (Abstract)"/><text:a xlink:type="simple" xlink:href="#LibreCalc (Section)" text:style-name="Internet_20_link" text:visited-style-name="Visited_20_Internet_20_Link"><text:span text:style-name="T36">LibreCalc</text:span></text:a><text:bookmark-end text:name="LibreCalc (Abstract)"/><text:span text:style-name="T36">, </text:span><text:bookmark-start text:name="Matlab (Abstract)"/><text:a xlink:type="simple" xlink:href="#Matlab (Section)" text:style-name="Internet_20_link" text:visited-style-name="Visited_20_Internet_20_Link"><text:span text:style-name="T36">Matlab</text:span></text:a><text:bookmark-end text:name="Matlab (Abstract)"/><text:span text:style-name="T36">, Mathematica, g</text:span><text:span text:style-name="T38">gplot, Gluviz, GNU Octave, gnuplot, Matplotlib, Pandas, Past, R Studio, and Sagemath</text:span><text:span text:style-name="T36">. </text:span><text:span text:style-name="T12">The dataset used for this project was created in Google Sheets using the code snippet </text:span><text:span text:style-name="T20">=RANDBETWEEN(1,100)</text:span><text:span text:style-name="T12"> </text:span><text:span text:style-name="T37">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10"/>
      </text:section>
      <text:section text:style-name="Sect1" text:name="Sheets">
        <text:p text:style-name="P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2"><text:span text:style-name="T4">Using the originating spreadsheet, the first graph (</text:span><text:bookmark-start text:name="Figure 1 (Text)"/><text:a xlink:type="simple" xlink:href="#Figure 1 (Graph)" text:style-name="Internet_20_link" text:visited-style-name="Visited_20_Internet_20_Link"><text:span text:style-name="T6">Figure 1</text:span></text:a><text:bookmark-end text:name="Figure 1 (Text)"/><text:span text:style-name="T4">)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7"><text:bookmark-start text:name="Figure 2 (Text)"/><text:soft-page-break/><text:a xlink:type="simple" xlink:href="#Figure 2 (Graph)" text:style-name="Internet_20_link" text:visited-style-name="Visited_20_Internet_20_Link"><text:span text:style-name="T5">Figure 2</text:span></text:a><text:bookmark-end text:name="Figure 2 (Text)"/> is obtained by tweaking the existing chart to create a histogram as shown. Under Setup, the Chart Type drop-down list contains a histogram option. Under Data Range, the data was changed from <text:span text:style-name="T3">A1:C50</text:span> to <text:span text:style-name="T3">B1:C50</text:span> to filter out the existing count column. <text:span text:style-name="T7">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8">random</text:span><text:span text:style-name="T9"> numbers. No further customizations were made. </text:span><text:span text:style-name="T10">All changes made were executed through the GUI.</text:span></text:p>
      </text:section>
      <text:p text:style-name="P8"><draw:frame draw:style-name="fr1"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1"><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draw:frame draw:style-name="fr1"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1"><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20"><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4"><text:span text:style-name="T13">The Google Sheets dataset was downloaded as a .xlsx file for use in Microsoft Excel. </text:span><text:span text:style-name="T14">Following the menu options (</text:span><text:span text:style-name="T27">Ribbon Bar &gt; </text:span><text:span text:style-name="T14">Insert &gt; Scatter) populated a scatterplot from the selected range. Double-clicking the default chart title allowed it to be changed as shown. Clicking the GUI to add a chart element and selecting Axis Titles </text:span><text:span text:style-name="T15">populated default titles which could then be changed through a double-click action. </text:span><text:span text:style-name="T16">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17">=SERIES(,Data!$A$1:$A$50,Data!$C$1:$C$50,2)</text:span><text:span text:style-name="T16"> as the series selection while checking Series 2 on the graph. </text:span><text:span text:style-name="T23">No further changes were made. All settings were completed using the GUI.</text:span><text:span text:style-name="T16"> </text:span><text:span text:style-name="T22">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24">Figure 3</text:span></text:a><text:bookmark-end text:name="Figure 3 (Text)"/><text:span text:style-name="T22"> </text:span><text:span text:style-name="T23">was pasted </text:span><text:span text:style-name="T22">into Inkscape to save as an SVG. </text:span><text:span text:style-name="T23">The dotted trendlines display in Excel and Inkscape as ~ 20% of the series dot size. They currently show as ~ 80% of the series dot size in this document. </text:span></text:p>
        <text:p text:style-name="P15"><text:span text:style-name="T27">Selecting a</text:span><text:span text:style-name="T28">ll three columns,</text:span><text:span text:style-name="T27"> a histogram was created by the same path of (Ribbon Bar &gt; Insert &gt; Histogram). This time the graph was proportionally scaled by clicking the right top corner and dragging while holding down the shift key. </text:span><text:span text:style-name="T29">Axis titles were inserted as before. </text:span><text:span text:style-name="T30">The data series had to be readjusted by following the path (Ribbon Bar &gt; Chart Design &gt; Select Data). </text:span><text:span text:style-name="T33">Column A was renamed as Positions, </text:span><text:span text:style-name="T30">Column B </text:span><text:span text:style-name="T32"><text:s/></text:span><text:span text:style-name="T30">as Series 1, and Column C as Series 2. </text:span><text:span text:style-name="T31">Series 2 data selection was coded as </text:span><text:span text:style-name="T18">=Data!$C$18:$C$50</text:span><text:span text:style-name="T31"> as displayed during the selection process. </text:span><text:span text:style-name="T33">Positions was also placed into the Horizontal (Category) Axis Labels. After selecting the horizontal axis, going to the window with (Format Axis &gt; Axis Options &gt; Axis Options) the bin width was manually adjusted to 15. </text:span><text:span text:style-name="T34">This resulted in </text:span><text:bookmark-start text:name="Figure 4 (Text)"/><text:a xlink:type="simple" xlink:href="#Figure 4 (Graph)" text:style-name="Internet_20_link" text:visited-style-name="Visited_20_Internet_20_Link"><text:span text:style-name="T25">Figure 4</text:span></text:a><text:bookmark-end text:name="Figure 4 (Text)"/><text:a xlink:type="simple" xlink:href="#Figure 4 (Graph)" text:style-name="Internet_20_link" text:visited-style-name="Visited_20_Internet_20_Link"><text:span text:style-name="T34">.</text:span></text:a><text:span text:style-name="T34"> It therefore appears that default histogram plotting of multivariate data is not currently an option in Excel. However, the workaround is explained in the following paragraph.</text:span></text:p>
        <text:p text:style-name="P17"><text:span text:style-name="T40">U</text:span><text:span text:style-name="T42">tilizing hints from this 2010 University of Oregon </text:span><text:a xlink:type="simple" xlink:href="http://www.uoxray.uoregon.edu/phys290/Alternative%20ways%20to%20create%20histograms%20in%20Excel.pdf" text:style-name="Internet_20_link" text:visited-style-name="Visited_20_Internet_20_Link"><text:span text:style-name="T46">c</text:span></text:a><text:a xlink:type="simple" xlink:href="http://www.uoxray.uoregon.edu/phys290/Alternative%20ways%20to%20create%20histograms%20in%20Excel.pdf" text:style-name="Internet_20_link" text:visited-style-name="Visited_20_Internet_20_Link"><text:span text:style-name="T42">lass </text:span></text:a><text:a xlink:type="simple" xlink:href="http://www.uoxray.uoregon.edu/phys290/Alternative%20ways%20to%20create%20histograms%20in%20Excel.pdf" text:style-name="Internet_20_link" text:visited-style-name="Visited_20_Internet_20_Link"><text:span text:style-name="T45">handout</text:span></text:a><text:span text:style-name="T42">, the following s</text:span><text:span text:style-name="T45">teps were</text:span><text:span text:style-name="T42"> devised</text:span><text:span text:style-name="T45"> after creating a second data sheet for continuity</text:span><text:span text:style-name="T42">: First, </text:span><text:span text:style-name="T41">Series 1 and Series 2 stats were placed as described using the </text:span><text:span text:style-name="T19">MIN, AVERAGE, MAX</text:span><text:span text:style-name="T21">,</text:span><text:span text:style-name="T43"> and </text:span><text:span text:style-name="T19">STDEV.S</text:span><text:span text:style-name="T41"> functions. Next, bins were set in increments of 20 from 0 to 100. The count formula was entered with this as a sample: </text:span></text:p>
        <text:p text:style-name="P11">=COUNTIF($B$2:$B$51,"&gt;="&amp;E8)-COUNTIF($B$2:$B$51,"&gt;="&amp;E9)</text:p>
        <text:p text:style-name="P17"><text:span text:style-name="T44">A clustered column was selected from the ribbon bar for inserting charts with data from each series counts included, but not the bins. </text:span><text:span text:style-name="T45">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26">Figure 5</text:span></text:a><text:bookmark-end text:name="Figure 5 (Text)"/><text:span text:style-name="T45"> was exported as the past Excel charts were.</text:span></text:p>
        <text:p text:style-name="P19"/>
      </text:section>
      <text:p text:style-name="P9"><draw:frame draw:style-name="fr1"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1"><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1"><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5" text:anchor-type="paragraph" svg:width="6.5654in" draw:z-index="8"><draw:text-box fo:min-height="3.9984in"><text:p text:style-name="Figure"><draw:frame draw:style-name="fr3"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1"><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section text:style-name="Sect1" text:name="LibreCalc">
        <text:p text:style-name="P6"><text:bookmark-start text:name="LibreCalc (Section)"/><text:a xlink:type="simple" xlink:href="#LibreCalc (Abstract)" text:style-name="Internet_20_link" text:visited-style-name="Visited_20_Internet_20_Link">LibreCalc</text:a><text:bookmark-end text:name="LibreCalc (Section)"/></text:p>
        <text:p text:style-name="P21"><text:span text:style-name="T49">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49">Figure 6</text:span></text:a><text:bookmark-end text:name="Figure 6 (Text)"/><text:span text:style-name="T49"> is the result.</text:span></text:p>
        <text:p text:style-name="P22">No native histogram option exists, so similar workaround steps were performed to create it as shown for Excel. <text:span text:style-name="T42">First, </text:span><text:span text:style-name="T41">Series 1 and Series 2 stats were placed as described using the </text:span><text:span text:style-name="T19">MIN, AVERAGE, MAX</text:span><text:span text:style-name="T21">,</text:span><text:span text:style-name="T43"> and </text:span><text:span text:style-name="T19">STDEV.S</text:span><text:span text:style-name="T41"> functions. Next, bins were set in increments of 20 from 0 to 100 </text:span><text:span text:style-name="T47">using the extension handle and double-clicking</text:span><text:span text:style-name="T41">. The count formula was entered with this as a sample: </text:span></text:p>
        <text:p text:style-name="P23">=COUNTIF($B$2:$B$51,"&gt;="&amp;E8)-COUNTIF($B$2:$B$51,"&gt;="&amp;E9)</text:p>
        <text:p text:style-name="P24"><text:soft-page-break/>S<text:span text:style-name="T50">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50">Figure 7</text:span></text:a><text:bookmark-end text:name="Figure 7 (Text)"/><text:span text:style-name="T50">.</text:span></text:p>
      </text:section>
      <text:p text:style-name="P18"><draw:frame draw:style-name="fr1" draw:name="Frame6" text:anchor-type="paragraph" svg:width="7.0866in" draw:z-index="10"><draw:text-box fo:min-height="3.9764in"><text:p text:style-name="Figure"><draw:frame draw:style-name="fr3"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1"><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18"><draw:frame draw:style-name="fr1" draw:name="Frame7" text:anchor-type="paragraph" svg:width="7.4118in" draw:z-index="12"><draw:text-box fo:min-height="4.1835in"><text:p text:style-name="Figure"><draw:frame draw:style-name="fr2"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1"><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2" text:name="Matlab">
        <text:p text:style-name="P26"><text:bookmark-start text:name="LibreCalc (Section)1"/><text:bookmark-start text:name="Matlab (Section)"/><text:a xlink:type="simple" xlink:href="#Matlab (Abstract)" text:style-name="Internet_20_link" text:visited-style-name="Visited_20_Internet_20_Link"><text:span text:style-name="T52">M</text:span></text:a><text:bookmark-end text:name="LibreCalc (Section)1"/><text:a xlink:type="simple" xlink:href="#Matlab (Abstract)" text:style-name="Internet_20_link" text:visited-style-name="Visited_20_Internet_20_Link"><text:span text:style-name="T53">atlab</text:span></text:a><text:bookmark-end text:name="Matlab (Section)"/></text:p>
        <text:p text:style-name="P27">T<text:span text:style-name="T51">he downloaded CSV served as the starting point. </text:span></text:p>
      </text:section>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7</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8-14T18:36:38.142000000</dc:date>
    <meta:editing-duration>PT3H19M47S</meta:editing-duration>
    <meta:editing-cycles>44</meta:editing-cycles>
    <meta:generator>LibreOffice/6.3.6.2$Windows_X86_64 LibreOffice_project/2196df99b074d8a661f4036fca8fa0cbfa33a497</meta:generator>
    <meta:document-statistic meta:table-count="0" meta:image-count="7" meta:object-count="0" meta:page-count="7" meta:paragraph-count="30" meta:word-count="1385" meta:character-count="8420" meta:non-whitespace-character-count="7060"/>
  </office:meta>
</office:document-meta>
</file>